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4"/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in" fo:margin-bottom="0in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in" fo:margin-bottom="0in" style:contextual-spacing="false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fo:font-size="18pt" style:font-size-asian="18pt" style:font-size-complex="18pt"/>
    </style:style>
    <style:style style:name="P12" style:family="paragraph" style:parent-style-name="Text_20_body" style:list-style-name="L1">
      <style:text-properties fo:font-size="18pt" style:font-size-asian="18pt" style:font-size-complex="18pt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fo:font-size="18pt" style:font-size-asian="18pt" style:font-size-complex="18pt"/>
    </style:style>
    <style:style style:name="P14" style:family="paragraph" style:parent-style-name="Text_20_body" style:list-style-name="L2">
      <style:text-properties fo:font-size="18pt" style:font-size-asian="18pt" style:font-size-complex="18pt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fo:font-size="18pt" style:font-size-asian="18pt" style:font-size-complex="18pt"/>
    </style:style>
    <style:style style:name="P16" style:family="paragraph" style:parent-style-name="Text_20_body" style:list-style-name="L3">
      <style:text-properties fo:font-size="18pt" style:font-size-asian="18pt" style:font-size-complex="18pt"/>
    </style:style>
    <style:style style:name="P17" style:family="paragraph" style:parent-style-name="Text_20_body" style:list-style-name="L4">
      <style:paragraph-properties fo:margin-top="0in" fo:margin-bottom="0in" style:contextual-spacing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Solving the Farmer, Wolf, Goat, and Cabbage Puzzle: A Java Implementation</text:span></text:span></text:h>
      <text:h text:style-name="Heading_20_4" text:outline-level="4"><text:span text:style-name="Strong_20_Emphasis"><text:span text:style-name="T1">Problem Statement</text:span></text:span></text:h>
      <text:p text:style-name="P10">The Farmer, Wolf, Goat, and Cabbage puzzle is a classic AI problem where a farmer must transport all four items across a river. The constraints are:</text:p>
      <text:list text:style-name="L1">
        <text:list-item>
          <text:p text:style-name="P11">The farmer can only take one item at a time.</text:p>
        </text:list-item>
        <text:list-item>
          <text:p text:style-name="P11">The wolf cannot be left alone with the goat.</text:p>
        </text:list-item>
        <text:list-item>
          <text:p text:style-name="P12">The goat cannot be left alone with the cabbage.</text:p>
        </text:list-item>
      </text:list>
      <text:p text:style-name="P10">This puzzle can be solved using various search algorithms, and this report focuses on a breadth-first search implementation in Java.</text:p>
      <text:h text:style-name="Heading_20_4" text:outline-level="4"><text:span text:style-name="Strong_20_Emphasis"><text:span text:style-name="T1">Java Implementation</text:span></text:span></text:h>
      <text:p text:style-name="Text_20_body"><text:span text:style-name="Strong_20_Emphasis"><text:span text:style-name="T1">Main Class:</text:span></text:span></text:p>
      <text:list text:style-name="L2">
        <text:list-item>
          <text:p text:style-name="P13">Initializes the initial state of the puzzle.</text:p>
        </text:list-item>
        <text:list-item>
          <text:p text:style-name="P3"><text:span text:style-name="T1">Creates a </text:span><text:span text:style-name="Source_20_Text"><text:span text:style-name="T1">BreadthFirstSolver</text:span></text:span><text:span text:style-name="T1"> object.</text:span></text:p>
        </text:list-item>
        <text:list-item>
          <text:p text:style-name="P3"><text:span text:style-name="T1">Calls the </text:span><text:span text:style-name="Source_20_Text"><text:span text:style-name="T1">solve</text:span></text:span><text:span text:style-name="T1"> method of the solver, passing the initial state.</text:span></text:p>
        </text:list-item>
        <text:list-item>
          <text:p text:style-name="P14">Prints the solution path.</text:p>
        </text:list-item>
      </text:list>
      <text:p text:style-name="Text_20_body"><text:span text:style-name="Strong_20_Emphasis"><text:span text:style-name="T1">FWGCState Class:</text:span></text:span></text:p>
      <text:list text:style-name="L3">
        <text:list-item>
          <text:p text:style-name="P15">Represents a state of the puzzle.</text:p>
        </text:list-item>
        <text:list-item>
          <text:p text:style-name="P15">Attributes include the positions of the farmer, wolf, goat, and cabbage (either on the west or east side).</text:p>
        </text:list-item>
        <text:list-item>
          <text:p text:style-name="P15">Provides methods to:</text:p>
          <text:list>
            <text:list-item>
              <text:p text:style-name="P15">Check if the current state is the goal state (all items on the west side).</text:p>
            </text:list-item>
            <text:list-item>
              <text:p text:style-name="P15"><text:soft-page-break/>Generate all possible next states from the current state, ensuring they don't violate the constraints.</text:p>
            </text:list-item>
            <text:list-item>
              <text:p text:style-name="P15">Check if two states are equal.</text:p>
            </text:list-item>
            <text:list-item>
              <text:p text:style-name="P16">Print the current state.</text:p>
            </text:list-item>
          </text:list>
        </text:list-item>
      </text:list>
      <text:p text:style-name="Text_20_body"><text:span text:style-name="Strong_20_Emphasis"><text:span text:style-name="T1">BreadthFirstSolver Class:</text:span></text:span></text:p>
      <text:list text:style-name="L4">
        <text:list-item>
          <text:p text:style-name="P17">Implements the breadth-first search algorithm.</text:p>
        </text:list-item>
        <text:list-item>
          <text:p text:style-name="P5"><text:span text:style-name="T1">Uses two lists: </text:span><text:span text:style-name="Source_20_Text"><text:span text:style-name="T1">queue</text:span></text:span><text:span text:style-name="T1"> for states to be explored and </text:span><text:span text:style-name="Source_20_Text"><text:span text:style-name="T1">closed</text:span></text:span><text:span text:style-name="T1"> for states already explored.</text:span></text:p>
        </text:list-item>
        <text:list-item>
          <text:p text:style-name="P5"><text:span text:style-name="T1">The </text:span><text:span text:style-name="Source_20_Text"><text:span text:style-name="T1">solve</text:span></text:span><text:span text:style-name="T1"> method:</text:span></text:p>
          <text:list>
            <text:list-item>
              <text:p text:style-name="P5"><text:span text:style-name="T1">Initializes the </text:span><text:span text:style-name="Source_20_Text"><text:span text:style-name="T1">queue</text:span></text:span><text:span text:style-name="T1"> and </text:span><text:span text:style-name="Source_20_Text"><text:span text:style-name="T1">closed</text:span></text:span><text:span text:style-name="T1"> lists.</text:span></text:p>
            </text:list-item>
            <text:list-item>
              <text:p text:style-name="P5"><text:span text:style-name="T1">Adds the initial state to the </text:span><text:span text:style-name="Source_20_Text"><text:span text:style-name="T1">queue</text:span></text:span><text:span text:style-name="T1">.</text:span></text:p>
            </text:list-item>
            <text:list-item>
              <text:p text:style-name="P5"><text:span text:style-name="T1">Iteratively removes the first state from the </text:span><text:span text:style-name="Source_20_Text"><text:span text:style-name="T1">queue</text:span></text:span><text:span text:style-name="T1"> and checks if it's the goal state.</text:span></text:p>
            </text:list-item>
            <text:list-item>
              <text:p text:style-name="P5"><text:span text:style-name="T1">If not, generates all possible next states and adds them to the </text:span><text:span text:style-name="Source_20_Text"><text:span text:style-name="T1">queue</text:span></text:span><text:span text:style-name="T1"> if they haven't been explored yet.</text:span></text:p>
            </text:list-item>
          </text:list>
        </text:list-item>
        <text:list-item>
          <text:p text:style-name="P4"><text:span text:style-name="T1">The </text:span><text:span text:style-name="Source_20_Text"><text:span text:style-name="T1">findPath</text:span></text:span><text:span text:style-name="T1"> method is used to trace the path from the goal state back to the initial state, reconstructing the solution.</text:span></text:p>
        </text:list-item>
      </text:list>
      <text:h text:style-name="Heading_20_4" text:outline-level="4"><text:span text:style-name="Strong_20_Emphasis"><text:span text:style-name="T1">Algorithm and Data Structures</text:span></text:span></text:h>
      <text:p text:style-name="P10">The breadth-first search algorithm is a graph search algorithm that explores all neighbors at the present depth prior to moving on to the neighbors at the next depth level. In this implementation:</text:p>
      <text:list text:style-name="L5">
        <text:list-item>
          <text:p text:style-name="P7"><text:span text:style-name="T1">A </text:span><text:span text:style-name="Source_20_Text"><text:span text:style-name="T1">queue</text:span></text:span><text:span text:style-name="T1"> data structure is used to store states to be explored.</text:span></text:p>
        </text:list-item>
        <text:list-item>
          <text:p text:style-name="P7"><text:span text:style-name="T1">A </text:span><text:span text:style-name="Source_20_Text"><text:span text:style-name="T1">closed</text:span></text:span><text:span text:style-name="T1"> list is used to keep track of states that have already been visited.</text:span></text:p>
        </text:list-item>
        <text:list-item>
          <text:p text:style-name="P6"><text:span text:style-name="T1">The </text:span><text:span text:style-name="Source_20_Text"><text:span text:style-name="T1">FWGCState</text:span></text:span><text:span text:style-name="T1"> class represents a node in the search graph.</text:span></text:p>
        </text:list-item>
      </text:list>
      <text:h text:style-name="Heading_20_4" text:outline-level="4"><text:soft-page-break/><text:span text:style-name="Strong_20_Emphasis"><text:span text:style-name="T1">Advantages of Breadth-First Search for this Problem</text:span></text:span></text:h>
      <text:list text:style-name="L6">
        <text:list-item>
          <text:p text:style-name="P9"><text:span text:style-name="Strong_20_Emphasis"><text:span text:style-name="T1">Guaranteed to find the shortest solution:</text:span></text:span><text:span text:style-name="T1"> If a solution exists, breadth-first search will find the solution with the fewest moves.</text:span></text:p>
        </text:list-item>
        <text:list-item>
          <text:p text:style-name="P8"><text:span text:style-name="Strong_20_Emphasis"><text:span text:style-name="T1">Simple to implement:</text:span></text:span><text:span text:style-name="T1"> The algorithm is relatively straightforward to implement.</text:span></text:p>
        </text:list-item>
      </text:list>
      <text:h text:style-name="Heading_20_4" text:outline-level="4"><text:span text:style-name="Strong_20_Emphasis"><text:span text:style-name="T1">Comparison with Prolog</text:span></text:span></text:h>
      <text:p text:style-name="P10">While Prolog is well-suited for logic-based problems and offers a declarative programming style, Java provides more flexibility and control over the implementation. For large-scale problems, Java's iterative approach and explicit memory management can be more efficient than Prolog's backtracking mechanism, which can lead to stack overflows for large search spaces.</text:p>
      <text:p text:style-name="Text_20_body"><text:span text:style-name="Strong_20_Emphasis"><text:span text:style-name="T1">In conclusion,</text:span></text:span><text:span text:style-name="T1"> this Java implementation effectively solves the Farmer, Wolf, Goat, and Cabbage puzzle using a breadth-first search algorithm. The code is well-structured and provides a clear demonstration of how to apply AI search techniques to solve a classic problem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6:47:37.706233629</meta:creation-date>
    <dc:date>2024-08-12T16:47:53.838615823</dc:date>
    <meta:editing-duration>PT17S</meta:editing-duration>
    <meta:editing-cycles>1</meta:editing-cycles>
    <meta:document-statistic meta:table-count="0" meta:image-count="0" meta:object-count="0" meta:page-count="3" meta:paragraph-count="41" meta:word-count="509" meta:character-count="3034" meta:non-whitespace-character-count="2593"/>
    <meta:generator>LibreOffice/7.6.7.2$Linux_X86_64 LibreOffice_project/60$Build-2</meta:generator>
  </office:meta>
</office:document-meta>
</file>